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draw:fill="solid" draw:fill-color="#000000" draw:textarea-horizontal-align="justify" draw:textarea-vertical-align="middle" draw:auto-grow-height="fals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solid" draw:fill-color="#1a1a1a" draw:textarea-horizontal-align="center" draw:textarea-vertical-align="middle" draw:auto-grow-height="true" draw:auto-grow-width="false" fo:max-height="0cm" fo:min-height="0cm" draw:shadow="hidden"/>
    </style:style>
    <style:style style:name="gr5" style:family="graphic" style:parent-style-name="standard">
      <style:graphic-properties draw:marker-start="" draw:marker-end="Line_20_Arrow" draw:marker-end-width="0.3cm" draw:textarea-horizontal-align="center"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graphic-properties style:protect="size"/>
    </style:style>
    <style:style style:name="pr1" style:family="presentation" style:parent-style-name="Default-notes">
      <style:graphic-properties draw:fill-color="#ffffff" draw:auto-grow-height="true" fo:min-height="13.365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custom-shape draw:style-name="gr1" draw:text-style-name="P1" draw:id="id8" draw:layer="layout" svg:width="5cm" svg:height="2.3cm" svg:x="20.6cm" svg:y="0.7cm">
          <text:p text:style-name="P1">Cell</text:p>
          <draw:enhanced-geometry svg:viewBox="0 0 21600 21600" draw:type="rectangle" draw:enhanced-path="M 0 0 L 21600 0 21600 21600 0 21600 0 0 Z N"/>
        </draw:custom-shape>
        <draw:custom-shape draw:style-name="gr1" draw:text-style-name="P1" draw:id="id11" draw:layer="layout" svg:width="5cm" svg:height="2.8cm" svg:x="10.6cm" svg:y="0.7cm">
          <text:p text:style-name="P1">Game</text:p>
          <draw:enhanced-geometry svg:viewBox="0 0 21600 21600" draw:type="rectangle" draw:enhanced-path="M 0 0 L 21600 0 21600 21600 0 21600 0 0 Z N"/>
        </draw:custom-shape>
        <draw:custom-shape draw:style-name="gr2" draw:text-style-name="P1" draw:id="id2" draw:layer="layout" svg:width="0.5cm" svg:height="1cm" svg:x="11cm" svg:y="3.5cm">
          <text:p/>
          <draw:enhanced-geometry svg:viewBox="0 0 21600 21600" draw:text-areas="5400 5400 16200 16200" draw:mirror-vertical="true" draw:type="flowchart-sort" draw:enhanced-path="M 0 10800 L 10800 0 21600 10800 10800 21600 Z N M 0 10800 L 21600 10800 N"/>
        </draw:custom-shape>
        <draw:custom-shape draw:style-name="gr1" draw:text-style-name="P1" draw:id="id10" draw:layer="layout" svg:width="5cm" svg:height="2.3cm" svg:x="20.6cm" svg:y="7.4cm">
          <text:p text:style-name="P1">ChessBoard</text:p>
          <draw:enhanced-geometry svg:viewBox="0 0 21600 21600" draw:type="rectangle" draw:enhanced-path="M 0 0 L 21600 0 21600 21600 0 21600 0 0 Z N"/>
        </draw:custom-shape>
        <draw:custom-shape draw:style-name="gr1" draw:text-style-name="P1" draw:layer="layout" svg:width="5cm" svg:height="2.3cm" svg:x="13.9cm" svg:y="13cm">
          <text:p text:style-name="P1">Rules</text:p>
          <draw:enhanced-geometry svg:viewBox="0 0 21600 21600" draw:type="rectangle" draw:enhanced-path="M 0 0 L 21600 0 21600 21600 0 21600 0 0 Z N"/>
        </draw:custom-shape>
        <draw:custom-shape draw:style-name="gr1" draw:text-style-name="P1" draw:id="id3" draw:layer="layout" svg:width="5cm" svg:height="2.3cm" svg:x="4.6cm" svg:y="10.5cm">
          <text:p text:style-name="P1">Piece</text:p>
          <draw:enhanced-geometry svg:viewBox="0 0 21600 21600" draw:type="rectangle" draw:enhanced-path="M 0 0 L 21600 0 21600 21600 0 21600 0 0 Z N"/>
        </draw:custom-shape>
        <draw:custom-shape draw:style-name="gr1" draw:text-style-name="P1" draw:id="id5" draw:layer="layout" svg:width="5cm" svg:height="2.3cm" svg:x="13.9cm" svg:y="13cm">
          <text:p text:style-name="P1">Rules</text:p>
          <draw:enhanced-geometry svg:viewBox="0 0 21600 21600" draw:type="rectangle" draw:enhanced-path="M 0 0 L 21600 0 21600 21600 0 21600 0 0 Z N"/>
        </draw:custom-shape>
        <draw:custom-shape draw:style-name="gr1" draw:text-style-name="P1" draw:id="id1" draw:layer="layout" svg:width="5cm" svg:height="2.3cm" svg:x="0.6cm" svg:y="6.2cm">
          <text:p text:style-name="P1">Player</text:p>
          <draw:enhanced-geometry svg:viewBox="0 0 21600 21600" draw:type="rectangle" draw:enhanced-path="M 0 0 L 21600 0 21600 21600 0 21600 0 0 Z N"/>
        </draw:custom-shape>
        <draw:custom-shape draw:style-name="gr1" draw:text-style-name="P1" draw:id="id12" draw:layer="layout" svg:width="5cm" svg:height="2.3cm" svg:x="1.2cm" svg:y="0.6cm">
          <text:p text:style-name="P1">WinningCriteria</text:p>
          <draw:enhanced-geometry svg:viewBox="0 0 21600 21600" draw:type="rectangle" draw:enhanced-path="M 0 0 L 21600 0 21600 21600 0 21600 0 0 Z N"/>
        </draw:custom-shape>
        <draw:custom-shape draw:style-name="gr2" draw:text-style-name="P1" draw:id="id4" draw:layer="layout" svg:width="0.5cm" svg:height="1cm" svg:x="12.3cm" svg:y="3.5cm">
          <text:p/>
          <draw:enhanced-geometry svg:viewBox="0 0 21600 21600" draw:text-areas="5400 5400 16200 16200" draw:mirror-vertical="true" draw:type="flowchart-sort" draw:enhanced-path="M 0 10800 L 10800 0 21600 10800 10800 21600 Z N M 0 10800 L 21600 10800 N"/>
        </draw:custom-shape>
        <draw:custom-shape draw:style-name="gr2" draw:text-style-name="P1" draw:id="id6" draw:layer="layout" svg:width="0.5cm" svg:height="1cm" svg:x="14.1cm" svg:y="3.5cm">
          <text:p/>
          <draw:enhanced-geometry svg:viewBox="0 0 21600 21600" draw:text-areas="5400 5400 16200 16200" draw:mirror-vertical="true" draw:type="flowchart-sort" draw:enhanced-path="M 0 10800 L 10800 0 21600 10800 10800 21600 Z N M 0 10800 L 21600 10800 N"/>
        </draw:custom-shape>
        <draw:custom-shape draw:style-name="gr2" draw:text-style-name="P1" draw:id="id9" draw:layer="layout" svg:width="0.5cm" svg:height="1cm" svg:x="15.3cm" svg:y="3.5cm">
          <text:p/>
          <draw:enhanced-geometry svg:viewBox="0 0 21600 21600" draw:text-areas="5400 5400 16200 16200" draw:mirror-vertical="true" draw:type="flowchart-sort" draw:enhanced-path="M 0 10800 L 10800 0 21600 10800 10800 21600 Z N M 0 10800 L 21600 10800 N"/>
        </draw:custom-shape>
        <draw:custom-shape draw:style-name="gr2" draw:text-style-name="P1" draw:id="id7" draw:layer="layout" svg:width="0.5cm" svg:height="1cm" svg:x="22.9cm" svg:y="6.4cm">
          <text:p/>
          <draw:enhanced-geometry svg:viewBox="0 0 21600 21600" draw:text-areas="5400 5400 16200 16200" draw:mirror-vertical="true" draw:type="flowchart-sort" draw:enhanced-path="M 0 10800 L 10800 0 21600 10800 10800 21600 Z N M 0 10800 L 21600 10800 N"/>
        </draw:custom-shape>
        <draw:connector draw:style-name="gr3" draw:text-style-name="P1" draw:layer="layout" svg:x1="5.6cm" svg:y1="7.35cm" svg:x2="11.25cm" svg:y2="4.5cm" draw:start-shape="id1" draw:start-glue-point="1" draw:end-shape="id2" draw:end-glue-point="0" svg:d="m5600 7350h5650v-2850">
          <text:p/>
        </draw:connector>
        <draw:connector draw:style-name="gr3" draw:text-style-name="P1" draw:layer="layout" svg:x1="9.6cm" svg:y1="11.65cm" svg:x2="12.55cm" svg:y2="4.5cm" draw:start-shape="id3" draw:start-glue-point="1" draw:end-shape="id4" draw:end-glue-point="0" svg:d="m9600 11650h2950v-7150">
          <text:p/>
        </draw:connector>
        <draw:connector draw:style-name="gr3" draw:text-style-name="P1" draw:layer="layout" svg:x1="16.4cm" svg:y1="13cm" svg:x2="14.35cm" svg:y2="4.5cm" draw:start-shape="id5" draw:start-glue-point="0" draw:end-shape="id6" draw:end-glue-point="0" svg:d="m16400 13000v-4250h-2050v-4250">
          <text:p/>
        </draw:connector>
        <draw:connector draw:style-name="gr3" draw:text-style-name="P1" draw:layer="layout" svg:x1="23.15cm" svg:y1="6.4cm" svg:x2="23.1cm" svg:y2="3cm" draw:start-shape="id7" draw:start-glue-point="2" draw:end-shape="id8" draw:end-glue-point="2" svg:d="m23150 6400v-1700h-50v-1700">
          <text:p/>
        </draw:connector>
        <draw:connector draw:style-name="gr3" draw:text-style-name="P1" draw:layer="layout" svg:x1="15.55cm" svg:y1="4.5cm" svg:x2="20.6cm" svg:y2="8.55cm" draw:start-shape="id9" draw:start-glue-point="0" draw:end-shape="id10" draw:end-glue-point="3" svg:d="m15550 4500v4050h5050">
          <text:p/>
        </draw:connector>
        <draw:g>
          <draw:polygon draw:style-name="gr4" draw:text-style-name="P1" draw:layer="layout" svg:width="0.3cm" svg:height="0.307cm" svg:x="7.285cm" svg:y="1.323cm" svg:viewBox="0 0 301 308" draw:points="0,179 0,127 301,0 301,56 62,154 301,253 301,308">
            <text:p/>
          </draw:polygon>
          <draw:polygon draw:style-name="gr4" draw:text-style-name="P1" draw:layer="layout" svg:width="0.3cm" svg:height="0.307cm" svg:x="7.658cm" svg:y="1.323cm" svg:viewBox="0 0 301 308" draw:points="0,179 0,127 301,0 301,56 62,154 301,253 301,308">
            <text:p/>
          </draw:polygon>
          <draw:polygon draw:style-name="gr4" draw:text-style-name="P1" draw:layer="layout" svg:width="0.266cm" svg:height="0.336cm" svg:x="8.036cm" svg:y="1.371cm" svg:viewBox="0 0 267 337" draw:points="217,330 217,281 212,288 207,294 202,300 196,306 190,311 184,315 178,319 172,323 165,326 158,329 151,332 144,334 136,335 129,336 121,337 113,337 105,337 98,336 91,335 84,334 78,333 71,331 65,328 58,326 52,323 46,320 41,317 36,313 32,310 28,306 24,302 21,298 18,293 15,289 12,284 10,279 8,274 6,268 5,262 3,256 3,252 2,247 1,235 0,221 0,204 0,0 56,0 56,183 56,203 57,219 58,232 58,237 59,242 61,247 63,252 65,257 67,261 70,266 74,269 77,273 82,276 86,279 91,282 95,284 101,286 106,287 112,288 118,289 124,289 130,289 136,288 142,287 148,286 154,284 160,282 165,279 171,276 176,273 181,269 186,265 190,261 193,256 197,251 199,246 202,241 204,235 206,229 208,221 209,214 210,205 211,196 211,177 211,0 267,0 267,330">
            <text:p/>
          </draw:polygon>
          <draw:polygon draw:style-name="gr4" draw:text-style-name="P1" draw:layer="layout" svg:width="0.272cm" svg:height="0.343cm" svg:x="8.366cm" svg:y="1.364cm" svg:viewBox="0 0 273 344" draw:points="0,238 55,230 57,238 59,245 61,252 64,259 67,265 69,268 71,271 74,273 76,276 78,278 81,280 84,283 87,285 90,286 93,288 99,291 107,294 114,296 122,297 131,298 140,298 150,298 158,297 167,296 174,294 181,292 184,291 187,289 190,288 193,286 195,284 198,282 202,278 206,274 207,272 209,270 210,268 211,265 213,263 213,261 214,258 215,256 215,253 216,251 216,248 216,246 216,243 216,241 216,239 215,237 215,235 214,233 213,231 212,229 211,227 210,225 208,224 207,222 205,220 204,219 202,217 200,216 198,215 196,214 192,212 186,210 180,208 163,203 143,197 114,190 91,183 72,176 64,173 58,170 52,167 46,164 41,161 37,157 32,153 28,148 25,144 22,139 19,134 16,129 14,123 12,118 11,112 10,107 9,101 9,95 9,89 10,84 11,79 12,74 13,69 15,64 17,59 19,54 22,49 25,45 28,41 31,37 35,33 39,30 43,26 47,23 50,21 54,18 58,16 62,14 67,12 72,10 77,8 82,7 88,5 94,4 100,3 106,2 112,1 118,0 124,0 131,0 140,0 149,1 158,2 167,3 175,4 183,6 191,9 199,11 206,14 212,17 218,21 224,24 229,28 234,32 238,37 242,41 245,46 248,52 251,57 254,64 256,70 258,77 260,85 261,92 207,100 205,94 204,88 202,82 199,77 196,72 195,70 193,68 191,66 189,64 185,60 183,58 180,57 178,55 175,54 170,51 163,49 157,48 150,47 142,46 135,46 125,46 117,47 109,48 102,49 95,51 89,53 87,54 84,56 82,57 80,59 76,62 72,65 71,67 70,69 68,71 67,72 66,74 66,76 65,78 64,80 64,82 64,84 63,86 63,88 63,91 64,94 64,96 65,99 66,101 67,103 68,106 70,108 72,110 74,112 76,114 79,116 82,118 85,120 88,121 91,123 98,125 108,128 141,137 168,145 191,151 209,158 217,160 223,163 229,166 234,169 240,172 244,175 249,179 253,183 257,188 260,192 263,197 266,202 268,208 270,214 272,220 273,226 273,233 273,240 273,247 272,254 271,260 269,267 267,273 264,280 261,286 257,292 253,298 248,304 243,309 237,314 231,319 225,323 218,327 210,331 202,334 194,336 186,339 178,341 169,342 160,343 150,344 141,344 125,344 111,342 97,340 84,337 72,334 62,329 57,326 52,324 47,321 43,317 39,314 35,310 31,306 28,302 24,298 21,294 15,284 10,274 6,263 3,251">
            <text:p/>
          </draw:polygon>
          <draw:path draw:style-name="gr4" draw:text-style-name="P1" draw:layer="layout" svg:width="0.303cm" svg:height="0.343cm" svg:x="8.687cm" svg:y="1.364cm" svg:viewBox="0 0 304 344" svg:d="m244 230 58 8-4 12-5 11-5 11-6 10-6 10-8 9-8 8-9 7-9 7-11 5-10 5-12 4-12 3-13 2-13 2h-14l-18-1-16-2-16-3-8-3-7-2-7-3-7-3-6-4-7-4-6-4-6-5-5-5-6-5-5-6-5-6-4-6-4-7-4-7-3-7-4-7-2-8-5-16-3-17-2-19-1-19 1-20 2-19 3-18 5-17 6-16 3-7 4-7 4-7 5-6 5-6 5-6 5-6 6-5 6-5 6-4 6-4 6-4 7-3 7-4 7-2 7-3 8-2 7-1 16-2 17-1 16 1 15 2 8 1 7 2 7 3 7 2 6 3 7 4 6 3 6 4 6 5 6 4 5 5 6 6 5 6 4 6 5 6 4 7 4 6 3 8 6 15 5 16 3 18 2 18 1 20-1 15h-245l1 13 2 13 2 11 4 11 4 10 5 9 3 4 3 5 3 3 3 4 7 7 4 3 4 3 4 2 4 3 4 2 4 2 5 2 4 1 5 1 4 1 10 2h10 8l7-1 7-1 7-2 6-2 6-3 6-3 6-4 5-4 5-5 5-6 4-6 4-7 4-7 4-8zm-180-99h184l-2-10-1-9-2-9-2-8-3-8-4-6-3-6-2-3-2-3-4-4-3-4-4-3-4-3-4-3-4-3-4-2-4-2-4-2-5-2-5-1-4-1-5-1-5-1h-11-9l-9 2-9 2-4 1-4 1-4 2-4 2-4 2-3 2-7 6-7 6-6 6-6 7-5 8-4 8-3 9-2 10-2 10z">
            <text:p/>
          </draw:path>
          <draw:polygon draw:style-name="gr4" draw:text-style-name="P1" draw:layer="layout" svg:width="0.272cm" svg:height="0.343cm" svg:x="9.035cm" svg:y="1.364cm" svg:viewBox="0 0 273 344" draw:points="0,238 55,230 57,238 59,245 61,252 64,259 67,265 69,268 71,271 74,273 76,276 78,278 81,280 84,283 87,285 90,286 93,288 99,291 107,294 114,296 122,297 131,298 140,298 150,298 158,297 167,296 174,294 181,292 184,291 187,289 190,288 193,286 195,284 198,282 202,278 206,274 207,272 209,270 210,268 211,265 213,263 213,261 214,258 215,256 215,253 216,251 216,248 216,246 216,243 216,241 216,239 215,237 215,235 214,233 213,231 212,229 211,227 210,225 208,224 207,222 205,220 204,219 202,217 200,216 198,215 196,214 192,212 186,210 180,208 163,203 143,197 114,190 91,183 72,176 64,173 58,170 52,167 46,164 41,161 37,157 32,153 28,148 25,144 22,139 19,134 16,129 14,123 12,118 11,112 10,107 9,101 9,95 9,89 10,84 11,79 12,74 13,69 15,64 17,59 19,54 22,49 25,45 28,41 31,37 35,33 39,30 43,26 47,23 50,21 54,18 58,16 62,14 67,12 72,10 77,8 82,7 88,5 94,4 100,3 106,2 112,1 118,0 124,0 131,0 140,0 149,1 158,2 167,3 175,4 183,6 191,9 199,11 206,14 212,17 218,21 224,24 229,28 234,32 238,37 242,41 245,46 248,52 251,57 254,64 256,70 258,77 260,85 261,92 207,100 205,94 204,88 202,82 199,77 196,72 195,70 193,68 191,66 189,64 185,60 183,58 180,57 178,55 175,54 170,51 163,49 157,48 150,47 142,46 135,46 125,46 117,47 109,48 102,49 95,51 89,53 87,54 84,56 82,57 80,59 76,62 72,65 71,67 70,69 68,71 67,72 66,74 66,76 65,78 64,80 64,82 64,84 63,86 63,88 63,91 64,94 64,96 65,99 66,101 67,103 68,106 70,108 72,110 74,112 76,114 79,116 82,118 85,120 88,121 91,123 98,125 108,128 141,137 168,145 191,151 209,158 217,160 223,163 229,166 234,169 240,172 244,175 249,179 253,183 257,188 260,192 263,197 266,202 268,208 270,214 272,220 273,226 273,233 273,240 273,247 272,254 271,260 269,267 267,273 264,280 261,286 257,292 253,298 248,304 243,309 237,314 231,319 225,323 218,327 210,331 202,334 194,336 186,339 178,341 169,342 160,343 150,344 141,344 125,344 111,342 97,340 84,337 72,334 62,329 57,326 52,324 47,321 43,317 39,314 35,310 31,306 28,302 24,298 21,294 15,284 10,274 6,263 3,251">
            <text:p/>
          </draw:polygon>
          <draw:polygon draw:style-name="gr4" draw:text-style-name="P1" draw:layer="layout" svg:width="0.3cm" svg:height="0.307cm" svg:x="9.368cm" svg:y="1.323cm" svg:viewBox="0 0 301 308" draw:points="301,179 0,308 0,253 238,154 0,56 0,0 301,127">
            <text:p/>
          </draw:polygon>
          <draw:polygon draw:style-name="gr4" draw:text-style-name="P1" draw:layer="layout" svg:width="0.3cm" svg:height="0.307cm" svg:x="9.74cm" svg:y="1.323cm" svg:viewBox="0 0 301 308" draw:points="301,179 0,308 0,253 238,154 0,56 0,0 301,127">
            <text:p/>
          </draw:polygon>
        </draw:g>
        <draw:connector draw:style-name="gr5" draw:text-style-name="P1" draw:layer="layout" draw:type="line" svg:x1="10.6cm" svg:y1="2.1cm" svg:x2="6.2cm" svg:y2="1.75cm" draw:start-shape="id11" draw:start-glue-point="3" draw:end-shape="id12" draw:end-glue-point="1" svg:d="m10600 2100-4400-350">
          <text:p/>
        </draw:connector>
        <draw:frame draw:style-name="gr6" draw:layer="layout" svg:width="10.6cm" svg:height="0.962cm" svg:x="9.4cm" svg:y="18cm">
          <draw:text-box>
            <text:p>CHESS GAME CLASS DIAGRAM</text:p>
          </draw:text-box>
        </draw:frame>
        <presentation:notes draw:style-name="dp2">
          <draw:page-thumbnail draw:style-name="gr7"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umber&gt;</text:page-number></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presentation:header/></text:p>
          </draw:text-box>
        </draw:frame>
        <draw:frame presentation:style-name="Mpr2" draw:text-style-name="MP2" draw:layer="backgroundobjects" svg:width="9.112cm" svg:height="1.484cm" svg:x="11.887cm" svg:y="0cm" presentation:class="date-time">
          <draw:text-box>
            <text:p text:style-name="MP2"><presentation:date-time/></text:p>
          </draw:text-box>
        </draw:frame>
        <draw:frame presentation:style-name="Mpr3" draw:text-style-name="MP1" draw:layer="backgroundobjects" svg:width="9.112cm" svg:height="1.484cm" svg:x="0cm" svg:y="28.215cm" presentation:class="footer">
          <draw:text-box>
            <text:p text:style-name="MP1"><presentation:footer/></text:p>
          </draw:text-box>
        </draw:frame>
        <draw:frame presentation:style-name="Mpr3" draw:text-style-name="MP2" draw:layer="backgroundobjects" svg:width="9.112cm" svg:height="1.484cm" svg:x="11.887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mitava Chaudhuri</meta:initial-creator>
    <meta:creation-date>2011-04-27T11:30:31</meta:creation-date>
    <meta:editing-duration>PT00H10M03S</meta:editing-duration>
    <meta:editing-cycles>2</meta:editing-cycles>
    <dc:date>2011-04-27T11:55:44</dc:date>
    <dc:creator>Amitava Chaudhuri</dc:creator>
    <meta:document-statistic meta:object-count="52"/>
    <meta:generator>OpenOffice.org/3.2$Linux OpenOffice.org_project/320m19$Build-9505</meta:generator>
  </office:meta>
</office:document-meta>
</file>